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BeanHolder.NamedBeanHolder( String beanName , T bean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dBeanHolder.getBean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BeanHolder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